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5.4993in" fo:margin-left="-0.0028in" fo:margin-top="0in" fo:margin-bottom="0in" table:align="left" style:writing-mode="lr-tb"/>
    </style:style>
    <style:style style:name="Table3.A" style:family="table-column">
      <style:table-column-properties style:column-width="0.5278in"/>
    </style:style>
    <style:style style:name="Table3.B" style:family="table-column">
      <style:table-column-properties style:column-width="0.4097in"/>
    </style:style>
    <style:style style:name="Table3.C" style:family="table-column">
      <style:table-column-properties style:column-width="0.4076in"/>
    </style:style>
    <style:style style:name="Table3.D" style:family="table-column">
      <style:table-column-properties style:column-width="0.4021in"/>
    </style:style>
    <style:style style:name="Table3.E" style:family="table-column">
      <style:table-column-properties style:column-width="0.3632in"/>
    </style:style>
    <style:style style:name="Table3.F" style:family="table-column">
      <style:table-column-properties style:column-width="0.4285in"/>
    </style:style>
    <style:style style:name="Table3.G" style:family="table-column">
      <style:table-column-properties style:column-width="0.4854in"/>
    </style:style>
    <style:style style:name="Table3.H" style:family="table-column">
      <style:table-column-properties style:column-width="0.3056in"/>
    </style:style>
    <style:style style:name="Table3.I" style:family="table-column">
      <style:table-column-properties style:column-width="0.425in"/>
    </style:style>
    <style:style style:name="Table3.J" style:family="table-column">
      <style:table-column-properties style:column-width="0.4681in"/>
    </style:style>
    <style:style style:name="Table3.K" style:family="table-column">
      <style:table-column-properties style:column-width="1.276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orphans="0" fo:widows="0"/>
      <style:text-properties style:font-name="Calibri1" fo:font-size="7pt" fo:font-weight="bold" officeooo:paragraph-rsid="002b4fa0" style:font-size-asian="7pt" style:font-weight-asian="bold"/>
    </style:style>
    <style:style style:name="P4" style:family="paragraph" style:parent-style-name="Standard">
      <style:paragraph-properties fo:orphans="0" fo:widows="0"/>
      <style:text-properties style:font-name="Calibri1" fo:font-size="7pt" officeooo:paragraph-rsid="002b4fa0" style:font-size-asian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a6b61" officeooo:paragraph-rsid="002a6b6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b4fa0" officeooo:paragraph-rsid="002b4fa0" style:font-size-asian="7pt" style:font-size-complex="7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Calibri1" fo:font-size="7pt" officeooo:paragraph-rsid="002b4fa0" style:font-size-asian="7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text-properties style:font-name="Calibri1" fo:font-size="9pt" officeooo:rsid="002b4fa0" officeooo:paragraph-rsid="002b4fa0" style:font-size-asian="7.84999990463257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2ee9c2" officeooo:paragraph-rsid="002ee9c2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4" style:family="paragraph" style:parent-style-name="Standard">
      <style:text-properties style:font-name="Calibri1" officeooo:rsid="00289a46" officeooo:paragraph-rsid="00289a46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text-properties officeooo:paragraph-rsid="002b4fa0"/>
    </style:style>
    <style:style style:name="P17" style:family="paragraph" style:parent-style-name="Standard">
      <style:text-properties fo:font-size="9pt" officeooo:rsid="002b4fa0" officeooo:paragraph-rsid="002b4fa0" style:font-size-asian="7.84999990463257pt" style:font-size-complex="9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20" style:family="paragraph" style:parent-style-name="List_20_Paragraph" style:list-style-name="WWNum9">
      <style:paragraph-properties fo:orphans="0" fo:widows="0"/>
      <style:text-properties style:font-name="Calibri1" fo:font-size="7pt" officeooo:paragraph-rsid="002b4fa0" style:font-size-asian="7pt"/>
    </style:style>
    <style:style style:name="P21" style:family="paragraph" style:parent-style-name="List_20_Paragraph" style:list-style-name="WWNum9">
      <style:paragraph-properties fo:orphans="0" fo:widows="0"/>
      <style:text-properties style:font-name="Calibri1" fo:font-size="7pt" officeooo:rsid="0031b985" officeooo:paragraph-rsid="0031b985" style:font-size-asian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a6b61" officeooo:paragraph-rsid="002a6b61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8" style:family="paragraph" style:parent-style-name="Standard">
      <style:paragraph-properties fo:orphans="0" fo:widows="0"/>
      <style:text-properties style:font-name="Calibri1" fo:font-size="7pt" fo:font-weight="bold" officeooo:rsid="002f5073" officeooo:paragraph-rsid="002f5073" style:font-size-asian="7pt" style:font-weight-asian="bold"/>
    </style:style>
    <style:style style:name="T1" style:family="text">
      <style:text-properties officeooo:rsid="0020a7a8"/>
    </style:style>
    <style:style style:name="T2" style:family="text">
      <style:text-properties officeooo:rsid="002b4fa0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2a6b61" style:font-size-asian="7pt" style:font-size-complex="7pt"/>
    </style:style>
    <style:style style:name="T5" style:family="text">
      <style:text-properties fo:font-size="7pt" officeooo:rsid="00289a46" style:font-size-asian="7pt" style:font-size-complex="7pt"/>
    </style:style>
    <style:style style:name="T6" style:family="text">
      <style:text-properties officeooo:rsid="002dafd8"/>
    </style:style>
    <style:style style:name="T7" style:family="text">
      <style:text-properties officeooo:rsid="002f50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ensity Control</text:p>
      <text:p text:style-name="P10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Bulwark</text:p>
          </table:table-cell>
          <table:table-cell table:style-name="Table1.A1" office:value-type="string">
            <text:p text:style-name="P12">MS+4</text:p>
          </table:table-cell>
          <table:table-cell table:style-name="Table1.A1" office:value-type="string">
            <text:p text:style-name="P12">ST+3</text:p>
          </table:table-cell>
          <table:table-cell table:style-name="Table1.A1" office:value-type="string">
            <text:p text:style-name="P12">MS+2</text:p>
          </table:table-cell>
          <table:table-cell table:style-name="Table1.A1" office:value-type="string">
            <text:p text:style-name="P12">RS+0</text:p>
          </table:table-cell>
          <table:table-cell table:style-name="Table1.A1" office:value-type="string">
            <text:p text:style-name="P12">PT+1</text:p>
          </table:table-cell>
        </table:table-row>
        <table:table-row table:style-name="Table1.1">
          <table:table-cell table:style-name="Table1.A3" office:value-type="string">
            <text:p text:style-name="P13">Hammer</text:p>
          </table:table-cell>
          <table:table-cell table:style-name="Table1.A3" office:value-type="string">
            <text:p text:style-name="P13">MP+4</text:p>
          </table:table-cell>
          <table:table-cell table:style-name="Table1.A3" office:value-type="string">
            <text:p text:style-name="P13">PT+2</text:p>
          </table:table-cell>
          <table:table-cell table:style-name="Table1.A3" office:value-type="string">
            <text:p text:style-name="P13">PS+2</text:p>
          </table:table-cell>
          <table:table-cell table:style-name="Table1.A3" office:value-type="string">
            <text:p text:style-name="P13">RT+0</text:p>
          </table:table-cell>
          <table:table-cell table:style-name="Table1.A3" office:value-type="string">
            <text:p text:style-name="P13">PT+2</text:p>
          </table:table-cell>
        </table:table-row>
      </table:table>
      <text:p text:style-name="P9"/>
      <text:p text:style-name="P10">Special Mechanics</text:p>
      <text:p text:style-name="P10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5">Armor Disruption</text:p>
          </table:table-cell>
          <table:table-cell table:style-name="Table2.A1" office:value-type="string">
            <text:p text:style-name="P5">Attack, Ranged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4/M</text:p>
          </table:table-cell>
          <table:table-cell table:style-name="Table2.A1" office:value-type="string">
            <text:list xml:id="list3033088132" text:style-name="WWNum2">
              <text:list-item>
                <text:p text:style-name="P23">Dissolve (1d6) (Physical, Energy)</text:p>
              </text:list-item>
              <text:list-item>
                <text:p text:style-name="P23">Costs 4 Burn to fire, effects last as long as an energy is maintained</text:p>
              </text:list-item>
            </text:list>
          </table:table-cell>
          <table:table-cell table:style-name="Table2.A1" office:value-type="string">
            <text:list xml:id="list509992228" text:style-name="WWNum1">
              <text:list-item>
                <text:p text:style-name="P18">Accuracy +2 / x2 / +0B / 10P</text:p>
              </text:list-item>
              <text:list-item>
                <text:p text:style-name="P18">Dissolve Step / x3 / -- / 10P</text:p>
              </text:list-item>
              <text:list-item>
                <text:p text:style-name="P18">Mental – Also dissolves Psychic armor / x1 / -- / 10P</text:p>
              </text:list-item>
              <text:list-item>
                <text:p text:style-name="P18">Stacking – The power can now stack multiple dice of dissolve, but each die requires an energy to maintai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odyguard Stance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72601251615910" text:continue-numbering="true" text:style-name="WWNum1">
              <text:list-item>
                <text:p text:style-name="P25">You may give an adjacent ally +2 to his defenses by taking -1 to yours</text:p>
              </text:list-item>
            </text:list>
          </table:table-cell>
          <table:table-cell table:style-name="Table2.A1" office:value-type="string">
            <text:list xml:id="list172600671484802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onus Block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72601356215689" text:continue-list="list3033088132" text:style-name="WWNum2">
              <text:list-item>
                <text:p text:style-name="P23">Bonus Block (1)</text:p>
              </text:list-item>
            </text:list>
          </table:table-cell>
          <table:table-cell table:style-name="Table2.A1" office:value-type="string">
            <text:list xml:id="list172602222410553" text:continue-list="list172600671484802" text:style-name="WWNum1">
              <text:list-item>
                <text:p text:style-name="P18">Block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uoyant Flight</text:p>
          </table:table-cell>
          <table:table-cell table:style-name="Table2.A1" office:value-type="string">
            <text:p text:style-name="P5">Movem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72600333867734" text:continue-list="list172601356215689" text:style-name="WWNum2">
              <text:list-item>
                <text:p text:style-name="P23">Fly (8)</text:p>
              </text:list-item>
              <text:list-item>
                <text:p text:style-name="P23">Overland (4)</text:p>
              </text:list-item>
              <text:list-item>
                <text:p text:style-name="P23">Defense (2)</text:p>
              </text:list-item>
              <text:list-item>
                <text:p text:style-name="P23">Locks Out (Density Increasing Powers)</text:p>
              </text:list-item>
            </text:list>
          </table:table-cell>
          <table:table-cell table:style-name="Table2.A1" office:value-type="string">
            <text:list xml:id="list172600263956312" text:continue-list="list172602222410553" text:style-name="WWNum1">
              <text:list-item>
                <text:p text:style-name="P19">Defense +1 / x2 / +1B / 10P</text:p>
              </text:list-item>
              <text:list-item>
                <text:p text:style-name="P18">Move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esolid</text:p>
          </table:table-cell>
          <table:table-cell table:style-name="Table2.A1" office:value-type="string">
            <text:p text:style-name="P5">Utility, Toggle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72600333125402" text:continue-list="list172600333867734" text:style-name="WWNum2">
              <text:list-item>
                <text:p text:style-name="P23">Intangible</text:p>
              </text:list-item>
              <text:list-item>
                <text:p text:style-name="P23">Locks Out (Density Increasing Powers)</text:p>
              </text:list-item>
            </text:list>
          </table:table-cell>
          <table:table-cell table:style-name="Table2.A1" office:value-type="string">
            <text:list xml:id="list172600255219791" text:continue-list="list172600263956312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iamond Fist</text:p>
          </table:table-cell>
          <table:table-cell table:style-name="Table2.A1" office:value-type="string">
            <text:p text:style-name="P5">Adder, Melee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72600406772982" text:continue-numbering="true" text:style-name="WWNum1">
              <text:list-item>
                <text:p text:style-name="P24">Damage (+1/die)</text:p>
              </text:list-item>
              <text:list-item>
                <text:p text:style-name="P24">Pierce (3)</text:p>
              </text:list-item>
              <text:list-item>
                <text:p text:style-name="P24">Knock (+1)</text:p>
              </text:list-item>
            </text:list>
          </table:table-cell>
          <table:table-cell table:style-name="Table2.A1" office:value-type="string">
            <text:list xml:id="list172601249670248" text:continue-numbering="true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Graviton</text:p>
          </table:table-cell>
          <table:table-cell table:style-name="Table2.A1" office:value-type="string">
            <text:p text:style-name="P5">Buff, Toggle, Area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72601053765260" text:continue-numbering="true" text:style-name="WWNum1">
              <text:list-item>
                <text:p text:style-name="P24">Radius (3)</text:p>
              </text:list-item>
              <text:list-item>
                <text:p text:style-name="P24">Missile Attacks that pass through the area get Accuracy (-2)</text:p>
              </text:list-item>
              <text:list-item>
                <text:p text:style-name="P24">Snare (2d4-2)</text:p>
              </text:list-item>
              <text:list-item>
                <text:p text:style-name="P24">You have the option of pulling all characters and loose objects in the area toward you 1 hex</text:p>
              </text:list-item>
            </text:list>
          </table:table-cell>
          <table:table-cell table:style-name="Table2.A1" office:value-type="string">
            <text:list xml:id="list172602011216337" text:continue-numbering="true" text:style-name="WWNum1">
              <text:list-item>
                <text:p text:style-name="P18">Radius +1 / x2 / +1B / 10P</text:p>
              </text:list-item>
              <text:list-item>
                <text:p text:style-name="P22"><text:span text:style-name="T3">Singularity – You can choose to pull any physical missiles that pass through the area to you, </text:span><text:span text:style-name="T4">hitting</text:span><text:span text:style-name="T3"> you instead of their intended target / x1 / 0B / 10P</text:span></text:p>
              </text:list-item>
              <text:list-item>
                <text:p text:style-name="P22"><text:span text:style-name="T3">Snare </text:span><text:span text:style-name="T5">Step</text:span><text:span text:style-name="T3"> / x1 / +1B / 1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6">Increase Density</text:p>
          </table:table-cell>
          <table:table-cell table:style-name="Table2.A9" office:value-type="string">
            <text:p text:style-name="P6">Buff, Toggle</text:p>
          </table:table-cell>
          <table:table-cell table:style-name="Table2.A9" office:value-type="string">
            <text:p text:style-name="P6">30</text:p>
          </table:table-cell>
          <table:table-cell table:style-name="Table2.A9" office:value-type="string">
            <text:p text:style-name="P6">M+</text:p>
          </table:table-cell>
          <table:table-cell table:style-name="Table2.A9" office:value-type="string">
            <text:list xml:id="list172600222534028" text:continue-numbering="true" text:style-name="WWNum1">
              <text:list-item>
                <text:p text:style-name="P26">Density Increase (1)</text:p>
              </text:list-item>
            </text:list>
          </table:table-cell>
          <table:table-cell table:style-name="Table2.A9" office:value-type="string">
            <text:list xml:id="list172601632857591" text:continue-numbering="true" text:style-name="WWNum1">
              <text:list-item>
                <text:p text:style-name="P18">Burn -1 / x3 / -- / 10P</text:p>
              </text:list-item>
              <text:list-item>
                <text:p text:style-name="P18">Level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Juggernau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2601906174941" text:continue-numbering="true" text:style-name="WWNum1">
              <text:list-item>
                <text:p text:style-name="P25">In any given combat round, when first attacked, you have the option to lower your defenses by 2 and gain +3 to your physical and energy AV instead</text:p>
              </text:list-item>
            </text:list>
          </table:table-cell>
          <table:table-cell table:style-name="Table2.A1" office:value-type="string">
            <text:list xml:id="list172601053529202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Lif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2600720498128" text:continue-numbering="true" text:style-name="WWNum1">
              <text:list-item>
                <text:p text:style-name="P25">You can lift 2x your Muscle lit capacity</text:p>
              </text:list-item>
            </text:list>
          </table:table-cell>
          <table:table-cell table:style-name="Table2.A1" office:value-type="string">
            <text:list xml:id="list172600975376418" text:continue-numbering="true" text:style-name="WWNum1">
              <text:list-item>
                <text:p text:style-name="P18">Lift Mult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Phasing Attack</text:p>
          </table:table-cell>
          <table:table-cell table:style-name="Table2.A1" office:value-type="string">
            <text:p text:style-name="P6">Attack, <text:span text:style-name="T2">Touch, One Target</text:span>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list xml:id="list172601380503155" text:continue-list="list172600333125402" text:style-name="WWNum2">
              <text:list-item>
                <text:p text:style-name="P27">Damage (2d12) (Penetrating, Physical)</text:p>
              </text:list-item>
              <text:list-item>
                <text:p text:style-name="P27">Knock (3)</text:p>
              </text:list-item>
              <text:list-item>
                <text:p text:style-name="P27">Extra Knock (1)</text:p>
              </text:list-item>
              <text:list-item>
                <text:p text:style-name="P27">You take ½ damage</text:p>
              </text:list-item>
            </text:list>
          </table:table-cell>
          <table:table-cell table:style-name="Table2.A1" office:value-type="string">
            <text:list xml:id="list172600535832269" text:continue-list="list172600975376418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issolve +3 / x3 / -- / 10P</text:p>
              </text:list-item>
              <text:list-item>
                <text:p text:style-name="P18">Dmg Die / x2 / +1B / <text:span text:style-name="T1">2</text:span>0P</text:p>
              </text:list-item>
              <text:list-item>
                <text:p text:style-name="P18">Dmg Die / x2 / -2A / <text:span text:style-name="T1">2</text:span>0P</text:p>
              </text:list-item>
              <text:list-item>
                <text:p text:style-name="P18">Knock +1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acrificial Mov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01286279686" text:continue-numbering="true" text:style-name="WWNum1">
              <text:list-item>
                <text:p text:style-name="P25">If you are within a ½ move of an enemy attack on an ally, you can choose to burn an energy <text:soft-page-break/>and interpose yourself and get hit instead of the ally</text:p>
              </text:list-item>
            </text:list>
          </table:table-cell>
          <table:table-cell table:style-name="Table2.A1" office:value-type="string">
            <text:list xml:id="list172600723398325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rong Jaw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00875651489" text:continue-numbering="true" text:style-name="WWNum1">
              <text:list-item>
                <text:p text:style-name="P25">Once per combat, when hit by an attack (but before damage is rolled), you can spend one energy to ignore the effects of that attack</text:p>
              </text:list-item>
            </text:list>
          </table:table-cell>
          <table:table-cell table:style-name="Table2.A1" office:value-type="string">
            <text:list xml:id="list172602026271617" text:continue-numbering="true" text:style-name="WWNum1">
              <text:list-item>
                <text:p text:style-name="P18">None</text:p>
              </text:list-item>
            </text:list>
          </table:table-cell>
        </table:table-row>
      </table:table>
      <text:p text:style-name="P9"/>
      <text:p text:style-name="P11">Increase Densit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3">Density</text:p>
          </table:table-cell>
          <table:table-cell table:style-name="Table3.A1" office:value-type="string">
            <text:p text:style-name="P3">Burn</text:p>
          </table:table-cell>
          <table:table-cell table:style-name="Table3.A1" office:value-type="string">
            <text:p text:style-name="P3">Mass</text:p>
          </table:table-cell>
          <table:table-cell table:style-name="Table3.A1" office:value-type="string">
            <text:p text:style-name="P28">Saves</text:p>
          </table:table-cell>
          <table:table-cell table:style-name="Table3.A1" office:value-type="string">
            <text:p text:style-name="P3">Hits</text:p>
          </table:table-cell>
          <table:table-cell table:style-name="Table3.A1" office:value-type="string">
            <text:p text:style-name="P3"><text:span text:style-name="T6">MUS </text:span>Dmg</text:p>
          </table:table-cell>
          <table:table-cell table:style-name="Table3.A1" office:value-type="string">
            <text:p text:style-name="P3">Armor</text:p>
          </table:table-cell>
          <table:table-cell table:style-name="Table3.A1" office:value-type="string">
            <text:p text:style-name="P3">Ini</text:p>
          </table:table-cell>
          <table:table-cell table:style-name="Table3.A1" office:value-type="string">
            <text:p text:style-name="P3">Move</text:p>
          </table:table-cell>
          <table:table-cell table:style-name="Table3.A1" office:value-type="string">
            <text:p text:style-name="P3">Dodge</text:p>
          </table:table-cell>
          <table:table-cell table:style-name="Table3.A1" office:value-type="string">
            <text:p text:style-name="P3">Notes</text:p>
          </table:table-cell>
        </table:table-row>
        <table:table-row table:style-name="Table3.1">
          <table:table-cell table:style-name="Table3.A1" office:value-type="string">
            <text:p text:style-name="P4">Level 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4">x 4</text:p>
          </table:table-cell>
          <table:table-cell table:style-name="Table3.A1" office:value-type="string">
            <text:p text:style-name="P4">+4</text:p>
          </table:table-cell>
          <table:table-cell table:style-name="Table3.A1" office:value-type="string">
            <text:p text:style-name="P4">+6</text:p>
          </table:table-cell>
          <table:table-cell table:style-name="Table3.A1" office:value-type="string">
            <text:p text:style-name="P4">+1d6</text:p>
          </table:table-cell>
          <table:table-cell table:style-name="Table3.A1" office:value-type="string">
            <text:p text:style-name="P4">6/3/0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p text:style-name="P4">-2”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list xml:id="list4205926902" text:style-name="WWNum9">
              <text:list-item>
                <text:p text:style-name="P20">Resist Knockback(1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Level 2</text:p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4">x 6</text:p>
          </table:table-cell>
          <table:table-cell table:style-name="Table3.A1" office:value-type="string">
            <text:p text:style-name="P4">+6</text:p>
          </table:table-cell>
          <table:table-cell table:style-name="Table3.A1" office:value-type="string">
            <text:p text:style-name="P4">+9</text:p>
          </table:table-cell>
          <table:table-cell table:style-name="Table3.A1" office:value-type="string">
            <text:p text:style-name="P4">+1d8</text:p>
          </table:table-cell>
          <table:table-cell table:style-name="Table3.A1" office:value-type="string">
            <text:p text:style-name="P4">8/4/0</text:p>
          </table:table-cell>
          <table:table-cell table:style-name="Table3.A1" office:value-type="string">
            <text:p text:style-name="P4">-3</text:p>
          </table:table-cell>
          <table:table-cell table:style-name="Table3.A1" office:value-type="string">
            <text:p text:style-name="P4">-2”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list xml:id="list172601308145980" text:continue-numbering="true" text:style-name="WWNum9">
              <text:list-item>
                <text:p text:style-name="P20">Resist Knockback(2)</text:p>
              </text:list-item>
              <text:list-item>
                <text:p text:style-name="P20">Resist Stun/Daze(1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Level 3</text:p>
          </table:table-cell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4">x 10</text:p>
          </table:table-cell>
          <table:table-cell table:style-name="Table3.A1" office:value-type="string">
            <text:p text:style-name="P4">+8</text:p>
          </table:table-cell>
          <table:table-cell table:style-name="Table3.A1" office:value-type="string">
            <text:p text:style-name="P4">+12</text:p>
          </table:table-cell>
          <table:table-cell table:style-name="Table3.A1" office:value-type="string">
            <text:p text:style-name="P4">+1d10</text:p>
          </table:table-cell>
          <table:table-cell table:style-name="Table3.A1" office:value-type="string">
            <text:p text:style-name="P4">10/5/0</text:p>
          </table:table-cell>
          <table:table-cell table:style-name="Table3.A1" office:value-type="string">
            <text:p text:style-name="P4">-4</text:p>
          </table:table-cell>
          <table:table-cell table:style-name="Table3.A1" office:value-type="string">
            <text:p text:style-name="P4">-2”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list xml:id="list172600332337721" text:continue-numbering="true" text:style-name="WWNum9">
              <text:list-item>
                <text:p text:style-name="P20">Resist Knockback(3)</text:p>
              </text:list-item>
              <text:list-item>
                <text:p text:style-name="P20">Resist Stun/Daze(2)</text:p>
              </text:list-item>
              <text:list-item>
                <text:p text:style-name="P21">Resist Physical (1)</text:p>
              </text:list-item>
            </text:list>
          </table:table-cell>
        </table:table-row>
      </table:table>
      <text:p text:style-name="P16"/>
      <text:p text:style-name="P17"><text:span text:style-name="T7">Saves</text:span> – Muscle and Toughness increase; Reflex and Skill decrea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5</meta:editing-cycles>
    <meta:creation-date>2022-06-06T19:36:00</meta:creation-date>
    <dc:date>2023-01-07T17:26:00.120000000</dc:date>
    <meta:editing-duration>PT6H2M50S</meta:editing-duration>
    <meta:generator>LibreOffice/7.4.2.3$Windows_X86_64 LibreOffice_project/382eef1f22670f7f4118c8c2dd222ec7ad009daf</meta:generator>
    <meta:document-statistic meta:table-count="3" meta:image-count="0" meta:object-count="0" meta:page-count="2" meta:paragraph-count="179" meta:word-count="626" meta:character-count="2740" meta:non-whitespace-character-count="2346"/>
    <meta:user-defined meta:name="AppVersion">16.0000</meta:user-defined>
    <meta:template xlink:type="simple" xlink:actuate="onRequest" xlink:title="Normal.dotm" xlink:href=""/>
  </office:meta>
</office:document-meta>
</file>